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A9F28372DB807CFF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style:paragraph-properties fo:margin-left="0cm" fo:margin-right="0cm" fo:margin-top="0cm" fo:margin-bottom="0.324cm" fo:text-align="start" fo:text-indent="0cm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eguimenti e compensazion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p text:style-name="P1"><text:span text:style-name="T1">Trasformazioni della sfera</text:span></text:p>
            <text:list text:style-name="L2">
              <text:list-item>
                <text:p>Rotazione di campo</text:p>
              </text:list-item>
              <text:list-item>
                <text:p>Equatoriale ed altazimuta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eguimenti e compensazion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Allineamento</text:span></text:p>
            <text:list text:style-name="L2">
              <text:list-item>
                <text:p>A disallineamento polare</text:p>
              </text:list-item>
              <text:list-item>
                <text:p>A una stella</text:p>
              </text:list-item>
              <text:list-item>
                <text:p>A più stelle</text:p>
              </text:list-item>
              <text:list-item>
                <text:p>A cannocchiale pol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eguimenti e compensa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2">Algoritmi e limiti elettronici</text:span></text:p>
            <text:list text:style-name="L2">
              <text:list-item>
                <text:p><text:span text:style-name="T3">Limiti costruttivi</text:span></text:p>
              </text:list-item>
              <text:list-item>
                <text:p><text:span text:style-name="T3">Errore conico</text:span></text:p>
              </text:list-item>
              <text:list-item>
                <text:p><text:span text:style-name="T3">Errore periodico (PPE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eguimenti e compensa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2">Autoguida</text:span></text:p>
            <text:list text:style-name="L2">
              <text:list-item>
                <text:p><text:span text:style-name="T4">Autoguida elettronica</text:span></text:p>
              </text:list-item>
              <text:list-item>
                <text:p><text:span text:style-name="T3">Stelle guida</text:span></text:p>
              </text:list-item>
              <text:list-item>
                <text:p><text:span text:style-name="T3">Velocità di correzione e quantità impuls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Sensori di fronte d’onda</text:span></text:p>
              </text:list-header>
              <text:list-item>
                <text:p>Alta velocità (10-15FPS)</text:p>
              </text:list-item>
              <text:list-item>
                <text:p>Trasduttori per attuatori ottici elettromeccanici</text:p>
              </text:list-item>
              <text:list-item>
                <text:p>Disponibili in bundle con camere di cattur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text-style-name="P5" draw:layer="layout" svg:width="25.2cm" svg:height="9.134cm" svg:x="1.4cm" svg:y="3.8cm" presentation:class="outline" presentation:user-transformed="true">
          <draw:text-box>
            <text:p text:style-name="P1"><text:span text:style-name="T1">Tip-Tilt</text:span></text:p>
            <text:list text:style-name="L2">
              <text:list-item>
                <text:p text:style-name="P4"><text:span text:style-name="T5">Prima correzione della distorsione atmosferica</text:span></text:p>
              </text:list-item>
              <text:list-item>
                <text:p text:style-name="P4"><text:span text:style-name="T5">Compensazione del moto siderale</text:span></text:p>
              </text:list-item>
              <text:list-item>
                <text:p text:style-name="P4"><text:span text:style-name="T5">Miglioramento significativo in campo amatoriale</text:span></text:p>
              </text:list-item>
              <text:list-item>
                <text:p text:style-name="P4"><text:span text:style-name="T5">Disponibili sul mercato commercia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Specchi deformabili</text:span></text:p>
            <text:list text:style-name="L2">
              <text:list-item>
                <text:p text:style-name="P4"><text:span text:style-name="T5">Microlenti</text:span></text:p>
                <text:list>
                  <text:list-item>
                    <text:p text:style-name="P4">Distribuiscono la distorsione atmosferica</text:p>
                  </text:list-item>
                  <text:list-item>
                    <text:p text:style-name="P4">Usate con sensori di fronte d’onda</text:p>
                  </text:list-item>
                </text:list>
              </text:list-item>
              <text:list-item>
                <text:p text:style-name="P6"><text:span text:style-name="T5">Maschera di apertura</text:span></text:p>
                <text:list>
                  <text:list-item>
                    <text:p text:style-name="P4"><text:span text:style-name="T5">Sfruttano la diffrazione della luce</text:span></text:p>
                  </text:list-item>
                  <text:list-item>
                    <text:p text:style-name="P4"><text:span text:style-name="T5">Simili alle microlenti</text:span></text:p>
                  </text:list-item>
                  <text:list-item>
                    <text:p text:style-name="P4"><text:span text:style-name="T5">Economiche</text:span></text:p>
                  </text:list-item>
                  <text:list-item>
                    <text:p text:style-name="P4"><text:span text:style-name="T5">Tipo bathinov utili per la messa a fuo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ttiche adattiv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p text:style-name="P1"><text:span text:style-name="T1">Specchi deformabili</text:span></text:p>
            <text:list text:style-name="L2">
              <text:list-item>
                <text:p text:style-name="P4"><text:span text:style-name="T5">Stelle laser</text:span></text:p>
                <text:list>
                  <text:list-item>
                    <text:p>499-501nm (giallo)</text:p>
                  </text:list-item>
                  <text:list-item>
                    <text:p>Pattern di proiezione standard</text:p>
                  </text:list-item>
                  <text:list-item>
                    <text:p>Utilizzo con microlenti o maschere di apertura</text:p>
                  </text:list-item>
                </text:list>
              </text:list-item>
              <text:list-item>
                <text:p text:style-name="P4"><text:span text:style-name="T5">Stelle reali</text:span></text:p>
                <text:list>
                  <text:list-item>
                    <text:p text:style-name="P7"><text:span text:style-name="T5">Molto luminose</text:span></text:p>
                  </text:list-item>
                  <text:list-item>
                    <text:p text:style-name="P7"><text:span text:style-name="T5">Vicine all’oggetto</text:span></text:p>
                  </text:list-item>
                  <text:list-item>
                    <text:p><text:span text:style-name="T5">Utili per la compensazione del moto sider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ttiche adattive</text:p>
          </draw:text-box>
        </draw:frame>
        <draw:frame presentation:style-name="pr2" draw:text-style-name="P8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>Considerazioni</text:span></text:p>
              </text:list-header>
              <text:list-item>
                <text:p text:style-name="P4"><text:span text:style-name="T5">Condizioni meteo</text:span></text:p>
              </text:list-item>
              <text:list-item>
                <text:p text:style-name="P4"><text:span text:style-name="T5">Velocità del vento</text:span></text:p>
              </text:list-item>
              <text:list-item>
                <text:p text:style-name="P4"><text:span text:style-name="T5">Temperatura</text:span></text:p>
              </text:list-item>
              <text:list-item>
                <text:p text:style-name="P4"><text:span text:style-name="T5">Umidità</text:span></text:p>
              </text:list-item>
              <text:list-item>
                <text:p text:style-name="P4"><text:span text:style-name="T5">Pressione</text:span></text:p>
              </text:list-item>
              <text:list-item>
                <text:p text:style-name="P4"><text:span text:style-name="T5">Elevazione, latitudine, longitudin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twar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SCOM</text:p>
              </text:list-item>
              <text:list-item>
                <text:p>INDI</text:p>
              </text:list-item>
              <text:list-item>
                <text:p>Kstars</text:p>
              </text:list-item>
              <text:list-item>
                <text:p>AstroArt</text:p>
              </text:list-item>
              <text:list-item>
                <text:p>Prism</text:p>
              </text:list-item>
              <text:list-item>
                <text:p>Cartes du Ciel</text:p>
              </text:list-item>
              <text:list-item>
                <text:p>Alt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9F28372DB807CF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4H30M10S</meta:editing-duration>
    <meta:editing-cycles>47</meta:editing-cycles>
    <meta:generator>LibreOffice/6.2.7.1$Linux_X86_64 LibreOffice_project/20$Build-1</meta:generator>
    <dc:title>Bright Blue</dc:title>
    <dc:date>2020-03-30T17:36:49.370817130</dc:date>
    <meta:document-statistic meta:object-count="62"/>
  </office:meta>
</office:document-meta>
</file>